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1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e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5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67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3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7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4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4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e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07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1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1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3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4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5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39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3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4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4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1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59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2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3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65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68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1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2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7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9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09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0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3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5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2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2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38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39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8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89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2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97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0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01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0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1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1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2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2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3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3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5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7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8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8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8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8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8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8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9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5-31T16:14:50.627999965</dc:date>
    <meta:editing-duration>P74DT6H41M47S</meta:editing-duration>
    <meta:editing-cycles>1586</meta:editing-cycles>
    <meta:generator>LibreOffice/6.0.7.3$Linux_X86_64 LibreOffice_project/00m0$Build-3</meta:generator>
    <dc:creator>James Petts</dc:creator>
    <meta:document-statistic meta:table-count="3" meta:cell-count="4940" meta:object-count="0"/>
  </office:meta>
</office:document-meta>
</file>